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Mo- Fr.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a.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.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ang Son Nguyen</meta:initial-creator>
    <meta:creation-date>2019-03-08T12:19:52.138000000</meta:creation-date>
    <dc:date>2019-03-08T12:42:37.340000000</dc:date>
    <dc:creator>Hoang Son Nguyen</dc:creator>
    <meta:editing-duration>PT22M45S</meta:editing-duration>
    <meta:editing-cycles>1</meta:editing-cycles>
    <meta:document-statistic meta:table-count="1" meta:cell-count="14" meta:object-count="0"/>
    <meta:generator>LibreOffice/5.4.5.1$Windows_X86_64 LibreOffice_project/79c9829dd5d8054ec39a82dc51cd9eff340dbee8</meta:generator>
  </office:meta>
</office:document-meta>
</file>